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f79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1">LINUX ASSIGNMENT</text:span></text:p>
      <text:p text:style-name="P1"/>
      <text:p text:style-name="P1">curl -s http://public-dns.info/nameserver/br.csv | cut -d, -f1 | shuf | tail -n 50 | xargs -i timeout 1 ping -c1 -w 1 {} | grep "time=" | awk '{print substr($7, 6, length($7)) " " substr($4, 1, length($4) -1)}' | sort -n | awk '{print $2 " " $1 "ms"}' | head -n 10</text:p>
      <text:p text:style-name="Standard"/>
      <text:p text:style-name="P2">curl -s http://public-dns.info/nameserver/br.csv </text:p>
      <text:p text:style-name="Standard">curl is used to transfer information from the server.</text:p>
      <text:p text:style-name="Standard">(http://public-dns.info/nameserver/br.csv )</text:p>
      <text:p text:style-name="Standard">-s <text:s/>=&gt; <text:s/>Silent <text:s/>or <text:s/>quiet <text:s/>mode. It doesn’t show progress meter or error mes‐</text:p>
      <text:p text:style-name="Standard"><text:s text:c="10"/>sages. <text:s/>Makes Curl mute. It will still output the data <text:s/>you <text:s/>ask for</text:p>
      <text:p text:style-name="Standard"/>
      <text:p text:style-name="P2">cut -d, -f1 </text:p>
      <text:p text:style-name="Standard">cut gives desired fields</text:p>
      <text:p text:style-name="Standard">-d=&gt; is used to specify the delimeter which is “,” in this case.</text:p>
      <text:p text:style-name="Standard">-f1=&gt; it gives first field </text:p>
      <text:p text:style-name="Standard"/>
      <text:p text:style-name="P2">shuf </text:p>
      <text:p text:style-name="Standard">The Shuf command is used to generate random permutations in Unix-like operating systems. Using shuf command, we can shuffle the lines of a given input file randomly. </text:p>
      <text:p text:style-name="Standard"/>
      <text:p text:style-name="P2">tail -n 50</text:p>
      <text:p text:style-name="Standard">It gives last 50 lines</text:p>
      <text:p text:style-name="Standard">Few of <text:s/>them are</text:p>
      <text:p text:style-name="Standard">177.66.203.10</text:p>
      <text:p text:style-name="Standard">200.167.191.114</text:p>
      <text:p text:style-name="Standard">200.202.233.21</text:p>
      <text:p text:style-name="Standard">177.92.19.182</text:p>
      <text:p text:style-name="Standard">187.85.84.178</text:p>
      <text:p text:style-name="Standard">189.125.17.210</text:p>
      <text:p text:style-name="Standard"/>
      <text:p text:style-name="P2">xargs -i timeout 1 ping -c1 -w 1 {}</text:p>
      <text:p text:style-name="Standard">xargs:build and execute command linesfrom standard input</text:p>
      <text:p text:style-name="Standard">Timeout :time to wait for a response</text:p>
      <text:p text:style-name="Standard">Ping:check the network connectivity between host and server/host</text:p>
      <text:p text:style-name="Standard">-c1:It represents count of packets (1 in this case)</text:p>
      <text:p text:style-name="Standard">-w1:Specify a timeout, in seconds, before ping exits regardless of how</text:p>
      <text:p text:style-name="Standard"><text:s text:c="18"/>many packets have been sent or received. In this case ping does not</text:p>
      <text:p text:style-name="Standard"><text:s text:c="3"/>stop after count packet are sent, it waits either for deadline</text:p>
      <text:p text:style-name="Standard"><text:s text:c="4"/>expire or until count probes are answered or for some error</text:p>
      <text:p text:style-name="Standard"><text:s text:c="5"/>notification from network.</text:p>
      <text:p text:style-name="Standard"/>
      <text:p text:style-name="Standard">Example output:</text:p>
      <text:p text:style-name="Standard">PING 168.181.62.74 (168.181.62.74) 56(84) bytes of data.</text:p>
      <text:p text:style-name="Standard">64 bytes from 168.181.62.74: icmp_seq=1 ttl=44 time=447 ms</text:p>
      <text:p text:style-name="Standard"/>
      <text:p text:style-name="Standard">--- 186.216.62.57 ping statistics ---</text:p>
      <text:p text:style-name="Standard">1 packets transmitted, 1 received, 0% packet loss, time 0ms</text:p>
      <text:p text:style-name="Standard"><text:soft-page-break/>rtt min/avg/max/mdev = 431.341/431.341/431.341/0.000 ms</text:p>
      <text:p text:style-name="Standard">PING 200.169.88.1 (200.169.88.1) 56(84) bytes of data.</text:p>
      <text:p text:style-name="Standard">64 bytes from 200.169.88.1: icmp_seq=1 ttl=115 time=418 ms</text:p>
      <text:p text:style-name="Standard"/>
      <text:p text:style-name="Standard">--- 200.169.88.1 ping statistics ---</text:p>
      <text:p text:style-name="Standard">1 packets transmitted, 1 received, 0% packet loss, time 0ms</text:p>
      <text:p text:style-name="Standard">rtt min/avg/max/mdev = 417.636/417.636/417.636/0.000 ms</text:p>
      <text:p text:style-name="Standard">PING 177.220.130.115 (177.220.130.115) 56(84) bytes of data.</text:p>
      <text:p text:style-name="Standard">64 bytes from 177.220.130.115: icmp_seq=1 ttl=50 time=397 ms</text:p>
      <text:p text:style-name="Standard"/>
      <text:p text:style-name="Standard">--- 186.215.225.243 ping statistics ---</text:p>
      <text:p text:style-name="Standard">1 packets transmitted, 1 received, 0% packet loss, time 0ms</text:p>
      <text:p text:style-name="Standard">rtt min/avg/max/mdev = 397.311/397.311/397.311/0.000 ms</text:p>
      <text:p text:style-name="Standard">PING 177.43.56.139 (177.43.56.139) 56(84) bytes of data.</text:p>
      <text:p text:style-name="Standard"/>
      <text:p text:style-name="P2">grep "time="</text:p>
      <text:p text:style-name="Standard">The grep command is a filter that is used to search for lines matching a specified pattern and print the matching lines to standard output .Here the pattern is “time=”</text:p>
      <text:p text:style-name="Standard"><text:s/>Example Output:</text:p>
      <text:p text:style-name="Standard">64 bytes from 186.226.190.125: icmp_seq=1 ttl=45 time=403 ms</text:p>
      <text:p text:style-name="Standard">64 bytes from 189.111.254.56: icmp_seq=1 ttl=47 time=405 ms</text:p>
      <text:p text:style-name="Standard">64 bytes from 177.137.147.150: icmp_seq=1 ttl=47 time=404 ms</text:p>
      <text:p text:style-name="Standard">64 bytes from 191.232.183.7: icmp_seq=1 ttl=109 time=406 ms</text:p>
      <text:p text:style-name="Standard"/>
      <text:p text:style-name="Standard"/>
      <text:p text:style-name="Standard"/>
      <text:p text:style-name="P2">awk '{print substr($7, 6, length($7)) " " substr($4, 1, length($4) -1)}'</text:p>
      <text:p text:style-name="Standard">the awk command has quite a few useful functions. One of them, which is called substr, can be used to select a substring from the input.</text:p>
      <text:p text:style-name="Standard">Here is its syntax:</text:p>
      <text:p text:style-name="Standard">substr(s, a, b) : it returns b number of chars from string s, starting at position a. The parameter b is optional, in which case it means up to the end of the string.</text:p>
      <text:p text:style-name="Standard">Example output:</text:p>
      <text:p text:style-name="Standard">403 189.8.80.35</text:p>
      <text:p text:style-name="Standard">404 200.159.205.12</text:p>
      <text:p text:style-name="Standard">404 200.204.167.62</text:p>
      <text:p text:style-name="Standard">347 200.249.35.80</text:p>
      <text:p text:style-name="Standard">458 189.55.193.173</text:p>
      <text:p text:style-name="P2">sort -n</text:p>
      <text:p text:style-name="Standard">It is used to arrange lines alphabetically or numerically.</text:p>
      <text:p text:style-name="Standard">Example output:</text:p>
      <text:p text:style-name="Standard">320 177.93.250.3</text:p>
      <text:p text:style-name="Standard">324 177.200.48.47</text:p>
      <text:p text:style-name="Standard">370 187.61.9.42</text:p>
      <text:p text:style-name="Standard">397 177.20.178.12</text:p>
      <text:p text:style-name="Standard">397 200.150.68.126</text:p>
      <text:p text:style-name="Standard"/>
      <text:p text:style-name="P2">awk '{print $2 " " $1 "ms"}' </text:p>
      <text:p text:style-name="Standard">Example output:</text:p>
      <text:p text:style-name="Standard">170.239.144.20 295ms</text:p>
      <text:p text:style-name="Standard">189.124.138.65 304ms</text:p>
      <text:p text:style-name="Standard">200.164.220.179 305ms</text:p>
      <text:p text:style-name="Standard"><text:soft-page-break/>186.216.62.21 344ms</text:p>
      <text:p text:style-name="Standard"/>
      <text:p text:style-name="P2">head -n 10</text:p>
      <text:p text:style-name="Standard">It outputs top n lines .Here it gives top 10 lines as output.</text:p>
      <text:p text:style-name="Standard">output:</text:p>
      <text:p text:style-name="Standard">138.204.92.193 338ms</text:p>
      <text:p text:style-name="Standard">168.181.111.20 358ms</text:p>
      <text:p text:style-name="Standard">177.55.32.240 359ms</text:p>
      <text:p text:style-name="Standard">170.247.211.253 365ms</text:p>
      <text:p text:style-name="Standard">200.204.167.62 374ms</text:p>
      <text:p text:style-name="Standard">200.195.143.194 390ms</text:p>
      <text:p text:style-name="Standard">186.202.137.28 397ms</text:p>
      <text:p text:style-name="Standard">201.46.43.96 398ms</text:p>
      <text:p text:style-name="Standard">177.87.96.4 401ms</text:p>
      <text:p text:style-name="Standard">179.111.229.178 401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4"/>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56:57.319995381</meta:creation-date>
    <dc:date>2020-01-13T10:00:10.376621423</dc:date>
    <meta:editing-duration>PT3M13S</meta:editing-duration>
    <meta:editing-cycles>1</meta:editing-cycles>
    <meta:generator>LibreOffice/6.1.6.3$Linux_X86_64 LibreOffice_project/10$Build-3</meta:generator>
    <meta:document-statistic meta:table-count="0" meta:image-count="0" meta:object-count="0" meta:page-count="3" meta:paragraph-count="96" meta:word-count="600" meta:character-count="3974" meta:non-whitespace-character-count="3361"/>
  </office:meta>
</office:document-meta>
</file>